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56.48pt" svg:y="92.44pt">
            <loext:p draw:notify-on-update-of-ranges="Sheet1.A1:Sheet1.A6 Sheet1.B1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33.54pt" svg:height="285.45pt" svg:x="33.99pt" svg:y="66.25pt">
            <loext:p draw:notify-on-update-of-ranges="Sheet1.A1:Sheet1.A6 Sheet1.B1:Sheet1.B6 Sheet1.D1:Sheet1.D61 Sheet1.E1:Sheet1.E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8" calcext:value-type="float">
            <text:p>0.002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EXP((([.D1]-10)/239)^2*(-1))*0.0028" office:value-type="float" office:value="0.0028" calcext:value-type="float">
            <text:p>0.002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56" calcext:value-type="float">
            <text:p>0.00256</text:p>
          </table:table-cell>
          <table:table-cell/>
          <table:table-cell table:formula="of:=[.D1]+10" office:value-type="float" office:value="20" calcext:value-type="float">
            <text:p>20</text:p>
          </table:table-cell>
          <table:table-cell table:formula="of:=EXP((([.D2]-10)/239)^2*(-1))*0.0028" office:value-type="float" office:value="0.00279510241331183" calcext:value-type="float">
            <text:p>0.002795102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48" calcext:value-type="float">
            <text:p>0.00248</text:p>
          </table:table-cell>
          <table:table-cell/>
          <table:table-cell table:formula="of:=[.D2]+10" office:value-type="float" office:value="30" calcext:value-type="float">
            <text:p>30</text:p>
          </table:table-cell>
          <table:table-cell table:formula="of:=EXP((([.D3]-10)/239)^2*(-1))*0.0028" office:value-type="float" office:value="0.00278046099267009" calcext:value-type="float">
            <text:p>0.00278046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23" calcext:value-type="float">
            <text:p>0.0023</text:p>
          </table:table-cell>
          <table:table-cell/>
          <table:table-cell table:formula="of:=[.D3]+10" office:value-type="float" office:value="40" calcext:value-type="float">
            <text:p>40</text:p>
          </table:table-cell>
          <table:table-cell table:formula="of:=EXP((([.D4]-10)/239)^2*(-1))*0.0028" office:value-type="float" office:value="0.00275622886043719" calcext:value-type="float">
            <text:p>0.0027562289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21" calcext:value-type="float">
            <text:p>0.0021</text:p>
          </table:table-cell>
          <table:table-cell/>
          <table:table-cell table:formula="of:=[.D4]+10" office:value-type="float" office:value="50" calcext:value-type="float">
            <text:p>50</text:p>
          </table:table-cell>
          <table:table-cell table:formula="of:=EXP((([.D5]-10)/239)^2*(-1))*0.0028" office:value-type="float" office:value="0.00272265825605946" calcext:value-type="float">
            <text:p>0.0027226583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[.D5]+10" office:value-type="float" office:value="60" calcext:value-type="float">
            <text:p>60</text:p>
          </table:table-cell>
          <table:table-cell table:formula="of:=EXP((([.D6]-10)/239)^2*(-1))*0.0028" office:value-type="float" office:value="0.0026800961651638" calcext:value-type="float">
            <text:p>0.002680096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]+10" office:value-type="float" office:value="70" calcext:value-type="float">
            <text:p>70</text:p>
          </table:table-cell>
          <table:table-cell table:formula="of:=EXP((([.D7]-10)/239)^2*(-1))*0.0028" office:value-type="float" office:value="0.00262897834951856" calcext:value-type="float">
            <text:p>0.002628978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]+10" office:value-type="float" office:value="80" calcext:value-type="float">
            <text:p>80</text:p>
          </table:table-cell>
          <table:table-cell table:formula="of:=EXP((([.D8]-10)/239)^2*(-1))*0.0028" office:value-type="float" office:value="0.00256982192148549" calcext:value-type="float">
            <text:p>0.002569821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]+10" office:value-type="float" office:value="90" calcext:value-type="float">
            <text:p>90</text:p>
          </table:table-cell>
          <table:table-cell table:formula="of:=EXP((([.D9]-10)/239)^2*(-1))*0.0028" office:value-type="float" office:value="0.00250321663986717" calcext:value-type="float">
            <text:p>0.002503216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]+10" office:value-type="float" office:value="100" calcext:value-type="float">
            <text:p>100</text:p>
          </table:table-cell>
          <table:table-cell table:formula="of:=EXP((([.D10]-10)/239)^2*(-1))*0.0028" office:value-type="float" office:value="0.00242981513192015" calcext:value-type="float">
            <text:p>0.002429815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0]+10" office:value-type="float" office:value="110" calcext:value-type="float">
            <text:p>110</text:p>
          </table:table-cell>
          <table:table-cell table:formula="of:=EXP((([.D11]-10)/239)^2*(-1))*0.0028" office:value-type="float" office:value="0.00235032226798764" calcext:value-type="float">
            <text:p>0.002350322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1]+10" office:value-type="float" office:value="120" calcext:value-type="float">
            <text:p>120</text:p>
          </table:table-cell>
          <table:table-cell table:formula="of:=EXP((([.D12]-10)/239)^2*(-1))*0.0028" office:value-type="float" office:value="0.0022654839301607" calcext:value-type="float">
            <text:p>0.002265483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2]+10" office:value-type="float" office:value="130" calcext:value-type="float">
            <text:p>130</text:p>
          </table:table-cell>
          <table:table-cell table:formula="of:=EXP((([.D13]-10)/239)^2*(-1))*0.0028" office:value-type="float" office:value="0.00217607542430504" calcext:value-type="float">
            <text:p>0.0021760754</text:p>
          </table:table-cell>
          <table:table-cell table:number-columns-repeated="5"/>
          <table:table-cell table:formula="of:=169+256" office:value-type="float" office:value="425" calcext:value-type="float">
            <text:p>425</text:p>
          </table:table-cell>
        </table:table-row>
        <table:table-row table:style-name="ro1">
          <table:table-cell table:number-columns-repeated="3"/>
          <table:table-cell table:formula="of:=[.D13]+10" office:value-type="float" office:value="140" calcext:value-type="float">
            <text:p>140</text:p>
          </table:table-cell>
          <table:table-cell table:formula="of:=EXP((([.D14]-10)/239)^2*(-1))*0.0028" office:value-type="float" office:value="0.00208288978563826" calcext:value-type="float">
            <text:p>0.002082889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4]+10" office:value-type="float" office:value="150" calcext:value-type="float">
            <text:p>150</text:p>
          </table:table-cell>
          <table:table-cell table:formula="of:=EXP((([.D15]-10)/239)^2*(-1))*0.0028" office:value-type="float" office:value="0.00198672622200457" calcext:value-type="float">
            <text:p>0.001986726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5]+10" office:value-type="float" office:value="160" calcext:value-type="float">
            <text:p>160</text:p>
          </table:table-cell>
          <table:table-cell table:formula="of:=EXP((([.D16]-10)/239)^2*(-1))*0.0028" office:value-type="float" office:value="0.00188837892649141" calcext:value-type="float">
            <text:p>0.001888378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6]+10" office:value-type="float" office:value="170" calcext:value-type="float">
            <text:p>170</text:p>
          </table:table-cell>
          <table:table-cell table:formula="of:=EXP((([.D17]-10)/239)^2*(-1))*0.0028" office:value-type="float" office:value="0.00178862647269382" calcext:value-type="float">
            <text:p>0.001788626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7]+10" office:value-type="float" office:value="180" calcext:value-type="float">
            <text:p>180</text:p>
          </table:table-cell>
          <table:table-cell table:formula="of:=EXP((([.D18]-10)/239)^2*(-1))*0.0028" office:value-type="float" office:value="0.00168822198255993" calcext:value-type="float">
            <text:p>0.00168822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8]+10" office:value-type="float" office:value="190" calcext:value-type="float">
            <text:p>190</text:p>
          </table:table-cell>
          <table:table-cell table:formula="of:=EXP((([.D19]-10)/239)^2*(-1))*0.0028" office:value-type="float" office:value="0.00158788422928395" calcext:value-type="float">
            <text:p>0.001587884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9]+10" office:value-type="float" office:value="200" calcext:value-type="float">
            <text:p>200</text:p>
          </table:table-cell>
          <table:table-cell table:formula="of:=EXP((([.D20]-10)/239)^2*(-1))*0.0028" office:value-type="float" office:value="0.00148828980718738" calcext:value-type="float">
            <text:p>0.001488289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0]+10" office:value-type="float" office:value="210" calcext:value-type="float">
            <text:p>210</text:p>
          </table:table-cell>
          <table:table-cell table:formula="of:=EXP((([.D21]-10)/239)^2*(-1))*0.0028" office:value-type="float" office:value="0.0013900664680323" calcext:value-type="float">
            <text:p>0.001390066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1]+10" office:value-type="float" office:value="220" calcext:value-type="float">
            <text:p>220</text:p>
          </table:table-cell>
          <table:table-cell table:formula="of:=EXP((([.D22]-10)/239)^2*(-1))*0.0028" office:value-type="float" office:value="0.00129378768984054" calcext:value-type="float">
            <text:p>0.001293787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2]+10" office:value-type="float" office:value="230" calcext:value-type="float">
            <text:p>230</text:p>
          </table:table-cell>
          <table:table-cell table:formula="of:=EXP((([.D23]-10)/239)^2*(-1))*0.0028" office:value-type="float" office:value="0.00119996851111522" calcext:value-type="float">
            <text:p>0.001199968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3]+10" office:value-type="float" office:value="240" calcext:value-type="float">
            <text:p>240</text:p>
          </table:table-cell>
          <table:table-cell table:formula="of:=EXP((([.D24]-10)/239)^2*(-1))*0.0028" office:value-type="float" office:value="0.00110906263137139" calcext:value-type="float">
            <text:p>0.001109062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4]+10" office:value-type="float" office:value="250" calcext:value-type="float">
            <text:p>250</text:p>
          </table:table-cell>
          <table:table-cell table:formula="of:=EXP((([.D25]-10)/239)^2*(-1))*0.0028" office:value-type="float" office:value="0.00102146074897562" calcext:value-type="float">
            <text:p>0.001021460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5]+10" office:value-type="float" office:value="260" calcext:value-type="float">
            <text:p>260</text:p>
          </table:table-cell>
          <table:table-cell table:formula="of:=EXP((([.D26]-10)/239)^2*(-1))*0.0028" office:value-type="float" office:value="0.000937490080233766" calcext:value-type="float">
            <text:p>0.000937490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6]+10" office:value-type="float" office:value="270" calcext:value-type="float">
            <text:p>270</text:p>
          </table:table-cell>
          <table:table-cell table:formula="of:=EXP((([.D27]-10)/239)^2*(-1))*0.0028" office:value-type="float" office:value="0.000857414980068834" calcext:value-type="float">
            <text:p>0.00085741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7]+10" office:value-type="float" office:value="280" calcext:value-type="float">
            <text:p>280</text:p>
          </table:table-cell>
          <table:table-cell table:formula="of:=EXP((([.D28]-10)/239)^2*(-1))*0.0028" office:value-type="float" office:value="0.000781438564952704" calcext:value-type="float">
            <text:p>0.000781438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8]+10" office:value-type="float" office:value="290" calcext:value-type="float">
            <text:p>290</text:p>
          </table:table-cell>
          <table:table-cell table:formula="of:=EXP((([.D29]-10)/239)^2*(-1))*0.0028" office:value-type="float" office:value="0.00070970522328587" calcext:value-type="float">
            <text:p>0.000709705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9]+10" office:value-type="float" office:value="300" calcext:value-type="float">
            <text:p>300</text:p>
          </table:table-cell>
          <table:table-cell table:formula="of:=EXP((([.D30]-10)/239)^2*(-1))*0.0028" office:value-type="float" office:value="0.000642303887285826" calcext:value-type="float">
            <text:p>0.000642303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0]+10" office:value-type="float" office:value="310" calcext:value-type="float">
            <text:p>310</text:p>
          </table:table-cell>
          <table:table-cell table:formula="of:=EXP((([.D31]-10)/239)^2*(-1))*0.0028" office:value-type="float" office:value="0.0005792719336182" calcext:value-type="float">
            <text:p>0.000579271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1]+10" office:value-type="float" office:value="320" calcext:value-type="float">
            <text:p>320</text:p>
          </table:table-cell>
          <table:table-cell table:formula="of:=EXP((([.D32]-10)/239)^2*(-1))*0.0028" office:value-type="float" office:value="0.000520599577316257" calcext:value-type="float">
            <text:p>0.000520599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2]+10" office:value-type="float" office:value="330" calcext:value-type="float">
            <text:p>330</text:p>
          </table:table-cell>
          <table:table-cell table:formula="of:=EXP((([.D33]-10)/239)^2*(-1))*0.0028" office:value-type="float" office:value="0.000466234624691902" calcext:value-type="float">
            <text:p>0.000466234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3]+10" office:value-type="float" office:value="340" calcext:value-type="float">
            <text:p>340</text:p>
          </table:table-cell>
          <table:table-cell table:formula="of:=EXP((([.D34]-10)/239)^2*(-1))*0.0028" office:value-type="float" office:value="0.000416087455552026" calcext:value-type="float">
            <text:p>0.00041608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4]+10" office:value-type="float" office:value="350" calcext:value-type="float">
            <text:p>350</text:p>
          </table:table-cell>
          <table:table-cell table:formula="of:=EXP((([.D35]-10)/239)^2*(-1))*0.0028" office:value-type="float" office:value="0.000370036112627876" calcext:value-type="float">
            <text:p>0.000370036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5]+10" office:value-type="float" office:value="360" calcext:value-type="float">
            <text:p>360</text:p>
          </table:table-cell>
          <table:table-cell table:formula="of:=EXP((([.D36]-10)/239)^2*(-1))*0.0028" office:value-type="float" office:value="0.000327931386179568" calcext:value-type="float">
            <text:p>0.000327931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6]+10" office:value-type="float" office:value="370" calcext:value-type="float">
            <text:p>370</text:p>
          </table:table-cell>
          <table:table-cell table:formula="of:=EXP((([.D37]-10)/239)^2*(-1))*0.0028" office:value-type="float" office:value="0.000289601793701709" calcext:value-type="float">
            <text:p>0.000289601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7]+10" office:value-type="float" office:value="380" calcext:value-type="float">
            <text:p>380</text:p>
          </table:table-cell>
          <table:table-cell table:formula="of:=EXP((([.D38]-10)/239)^2*(-1))*0.0028" office:value-type="float" office:value="0.00025485836797273" calcext:value-type="float">
            <text:p>0.000254858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8]+10" office:value-type="float" office:value="390" calcext:value-type="float">
            <text:p>390</text:p>
          </table:table-cell>
          <table:table-cell table:formula="of:=EXP((([.D39]-10)/239)^2*(-1))*0.0028" office:value-type="float" office:value="0.000223499180818642" calcext:value-type="float">
            <text:p>0.000223499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9]+10" office:value-type="float" office:value="400" calcext:value-type="float">
            <text:p>400</text:p>
          </table:table-cell>
          <table:table-cell table:formula="of:=EXP((([.D40]-10)/239)^2*(-1))*0.0028" office:value-type="float" office:value="0.000195313544393007" calcext:value-type="float">
            <text:p>0.000195313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0]+10" office:value-type="float" office:value="410" calcext:value-type="float">
            <text:p>410</text:p>
          </table:table-cell>
          <table:table-cell table:formula="of:=EXP((([.D41]-10)/239)^2*(-1))*0.0028" office:value-type="float" office:value="0.000170085846048628" calcext:value-type="float">
            <text:p>0.000170085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1]+10" office:value-type="float" office:value="420" calcext:value-type="float">
            <text:p>420</text:p>
          </table:table-cell>
          <table:table-cell table:formula="of:=EXP((([.D42]-10)/239)^2*(-1))*0.0028" office:value-type="float" office:value="0.000147598986590856" calcext:value-type="float">
            <text:p>0.00014759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2]+10" office:value-type="float" office:value="430" calcext:value-type="float">
            <text:p>430</text:p>
          </table:table-cell>
          <table:table-cell table:formula="of:=EXP((([.D43]-10)/239)^2*(-1))*0.0028" office:value-type="float" office:value="0.000127637404522262" calcext:value-type="float">
            <text:p>0.000127637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3]+10" office:value-type="float" office:value="440" calcext:value-type="float">
            <text:p>440</text:p>
          </table:table-cell>
          <table:table-cell table:formula="of:=EXP((([.D44]-10)/239)^2*(-1))*0.0028" office:value-type="float" office:value="0.000109989680548552" calcext:value-type="float">
            <text:p>0.000109989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4]+10" office:value-type="float" office:value="450" calcext:value-type="float">
            <text:p>450</text:p>
          </table:table-cell>
          <table:table-cell table:formula="of:=EXP((([.D45]-10)/239)^2*(-1))*0.0028" office:value-type="float" office:value="0.0000944507269221603" calcext:value-type="float">
            <text:p>9.44507269221603E-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5]+10" office:value-type="float" office:value="460" calcext:value-type="float">
            <text:p>460</text:p>
          </table:table-cell>
          <table:table-cell table:formula="of:=EXP((([.D46]-10)/239)^2*(-1))*0.0028" office:value-type="float" office:value="0.0000808235750278543" calcext:value-type="float">
            <text:p>8.08235750278543E-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6]+10" office:value-type="float" office:value="470" calcext:value-type="float">
            <text:p>470</text:p>
          </table:table-cell>
          <table:table-cell table:formula="of:=EXP((([.D47]-10)/239)^2*(-1))*0.0028" office:value-type="float" office:value="0.0000689207819035043" calcext:value-type="float">
            <text:p>6.89207819035043E-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7]+10" office:value-type="float" office:value="480" calcext:value-type="float">
            <text:p>480</text:p>
          </table:table-cell>
          <table:table-cell table:formula="of:=EXP((([.D48]-10)/239)^2*(-1))*0.0028" office:value-type="float" office:value="0.0000585654821363941" calcext:value-type="float">
            <text:p>5.85654821363941E-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8]+10" office:value-type="float" office:value="490" calcext:value-type="float">
            <text:p>490</text:p>
          </table:table-cell>
          <table:table-cell table:formula="of:=EXP((([.D49]-10)/239)^2*(-1))*0.0028" office:value-type="float" office:value="0.0000495921158287553" calcext:value-type="float">
            <text:p>4.95921158287553E-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9]+10" office:value-type="float" office:value="500" calcext:value-type="float">
            <text:p>500</text:p>
          </table:table-cell>
          <table:table-cell table:formula="of:=EXP((([.D50]-10)/239)^2*(-1))*0.0028" office:value-type="float" office:value="0.0000418468661748711" calcext:value-type="float">
            <text:p>4.18468661748711E-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0]+10" office:value-type="float" office:value="510" calcext:value-type="float">
            <text:p>510</text:p>
          </table:table-cell>
          <table:table-cell table:formula="of:=EXP((([.D51]-10)/239)^2*(-1))*0.0028" office:value-type="float" office:value="0.0000351878417577415" calcext:value-type="float">
            <text:p>3.51878417577415E-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1]+10" office:value-type="float" office:value="520" calcext:value-type="float">
            <text:p>520</text:p>
          </table:table-cell>
          <table:table-cell table:formula="of:=EXP((([.D52]-10)/239)^2*(-1))*0.0028" office:value-type="float" office:value="0.0000294850391010141" calcext:value-type="float">
            <text:p>0.00002948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2]+10" office:value-type="float" office:value="530" calcext:value-type="float">
            <text:p>530</text:p>
          </table:table-cell>
          <table:table-cell table:formula="of:=EXP((([.D53]-10)/239)^2*(-1))*0.0028" office:value-type="float" office:value="0.0000246201204615452" calcext:value-type="float">
            <text:p>2.46201204615452E-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3]+10" office:value-type="float" office:value="540" calcext:value-type="float">
            <text:p>540</text:p>
          </table:table-cell>
          <table:table-cell table:formula="of:=EXP((([.D54]-10)/239)^2*(-1))*0.0028" office:value-type="float" office:value="0.0000204860404863949" calcext:value-type="float">
            <text:p>0.00002048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4]+10" office:value-type="float" office:value="550" calcext:value-type="float">
            <text:p>550</text:p>
          </table:table-cell>
          <table:table-cell table:formula="of:=EXP((([.D55]-10)/239)^2*(-1))*0.0028" office:value-type="float" office:value="0.0000169865533520662" calcext:value-type="float">
            <text:p>1.69865533520662E-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5]+10" office:value-type="float" office:value="560" calcext:value-type="float">
            <text:p>560</text:p>
          </table:table-cell>
          <table:table-cell table:formula="of:=EXP((([.D56]-10)/239)^2*(-1))*0.0028" office:value-type="float" office:value="0.0000140356295143146" calcext:value-type="float">
            <text:p>1.40356295143146E-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6]+10" office:value-type="float" office:value="570" calcext:value-type="float">
            <text:p>570</text:p>
          </table:table-cell>
          <table:table-cell table:formula="of:=EXP((([.D57]-10)/239)^2*(-1))*0.0028" office:value-type="float" office:value="0.0000115568083742095" calcext:value-type="float">
            <text:p>1.15568083742095E-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7]+10" office:value-type="float" office:value="580" calcext:value-type="float">
            <text:p>580</text:p>
          </table:table-cell>
          <table:table-cell table:formula="of:=EXP((([.D58]-10)/239)^2*(-1))*0.0028" office:value-type="float" office:value="0.00000948251014654888" calcext:value-type="float">
            <text:p>9.48251014654888E-0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8]+10" office:value-type="float" office:value="590" calcext:value-type="float">
            <text:p>590</text:p>
          </table:table-cell>
          <table:table-cell table:formula="of:=EXP((([.D59]-10)/239)^2*(-1))*0.0028" office:value-type="float" office:value="0.00000775332711986425" calcext:value-type="float">
            <text:p>7.75332711986425E-0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9]+10" office:value-type="float" office:value="600" calcext:value-type="float">
            <text:p>600</text:p>
          </table:table-cell>
          <table:table-cell table:formula="of:=EXP((([.D60]-10)/239)^2*(-1))*0.0028" office:value-type="float" office:value="0.00000631731142484533" calcext:value-type="float">
            <text:p>6.31731142484533E-0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0]+10" office:value-type="float" office:value="610" calcext:value-type="float">
            <text:p>610</text:p>
          </table:table-cell>
          <table:table-cell table:formula="of:=EXP((([.D61]-10)/239)^2*(-1))*0.0028" office:value-type="float" office:value="0.0000051292734633823" calcext:value-type="float">
            <text:p>5.1292734633823E-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12:59:24.334287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7:42:40.365828300</meta:creation-date>
    <meta:editing-duration>P4DT2H8M51S</meta:editing-duration>
    <meta:editing-cycles>10</meta:editing-cycles>
    <meta:generator>LibreOffice/5.1.6.2$Linux_X86_64 LibreOffice_project/10m0$Build-2</meta:generator>
    <dc:date>2018-11-14T19:43:42.957997973</dc:date>
    <meta:document-statistic meta:table-count="1" meta:cell-count="1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317cm" svg:y="0.316cm" chart:style-name="ch2">
          <text:p>Пропускная способность коммуникационной сети</text:p>
        </chart:title>
        <chart:plot-area chart:style-name="ch3" table:cell-range-address="Sheet1.A1:Sheet1.B6" svg:x="1.643cm" svg:y="1.589cm" svg:width="14.037cm" svg:height="5.938cm">
          <chartooo:coordinate-region svg:x="3.384cm" svg:y="1.878cm" svg:width="11.989cm" svg:height="5.026cm"/>
          <chart:axis chart:dimension="x" chart:name="primary-x" chart:style-name="ch4">
            <chart:title svg:x="6.641cm" svg:y="7.707cm" chart:style-name="ch5">
              <text:p>количество ядер</text:p>
            </chart:title>
          </chart:axis>
          <chart:axis chart:dimension="y" chart:name="primary-y" chart:style-name="ch6">
            <chart:title svg:x="0.451cm" svg:y="5.494cm" chart:style-name="ch7">
              <text:p>GB/sec</text:p>
            </chart:title>
            <chart:grid chart:style-name="ch8" chart:class="major"/>
          </chart:axis>
          <chart:series chart:style-name="ch9" chart:values-cell-range-address="Sheet1.B1:Sheet1.B6" chart:class="chart:scatter">
            <chart:domain table:cell-range-address="Sheet1.A1:Sheet1.A6"/>
            <chart:data-point chart:repeated="3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6</svg:desc>
                </draw:g>
              </table:table-cell>
              <table:table-cell office:value-type="float" office:value="0.0028">
                <text:p>0.0028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256">
                <text:p>0.00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248">
                <text:p>0.00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51cm" svg:height="10.071cm" xlink:href=".." xlink:type="simple" chart:class="chart:scatter" chart:style-name="ch1">
        <chart:title svg:x="3.492cm" svg:y="0.337cm" chart:style-name="ch2">
          <text:p>Пропускная способность коммуникационной сети</text:p>
        </chart:title>
        <chart:legend chart:legend-position="end" svg:x="17.317cm" svg:y="4.308cm" style:legend-expansion="high" chart:style-name="ch3"/>
        <chart:plot-area chart:style-name="ch4" table:cell-range-address="Sheet1.A1:Sheet1.B6 Sheet1.E1:Sheet1.E61" chart:data-source-has-labels="row" svg:x="1.77cm" svg:y="1.631cm" svg:width="15.1cm" svg:height="6.946cm">
          <chartooo:coordinate-region svg:x="3.511cm" svg:y="1.92cm" svg:width="13.052cm" svg:height="6.034cm"/>
          <chart:axis chart:dimension="x" chart:name="primary-x" chart:style-name="ch5">
            <chart:title svg:x="7.3cm" svg:y="8.778cm" chart:style-name="ch6">
              <text:p>количество ядер</text:p>
            </chart:title>
          </chart:axis>
          <chart:axis chart:dimension="y" chart:name="primary-y" chart:style-name="ch7">
            <chart:title svg:x="0.451cm" svg:y="6.04cm" chart:style-name="ch8">
              <text:p>GB/sec</text:p>
            </chart:title>
            <chart:grid chart:style-name="ch9" chart:class="major"/>
          </chart:axis>
          <chart:series chart:style-name="ch10" chart:values-cell-range-address="Sheet1.B1:Sheet1.B6" loext:label-string="измерения" chart:class="chart:scatter">
            <chart:domain table:cell-range-address="Sheet1.A1:Sheet1.A6"/>
            <chart:data-point chart:repeated="6"/>
          </chart:series>
          <chart:series chart:style-name="ch11" chart:values-cell-range-address="Sheet1.E1:Sheet1.E61" loext:label-string="аппроксимация" chart:class="chart:scatter">
            <chart:domain table:cell-range-address="Sheet1.D1:Sheet1.D61"/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измерения</text:p>
              </table:table-cell>
              <table:table-cell office:value-type="string">
                <text:p>Column D</text:p>
              </table:table-cell>
              <table:table-cell office:value-type="string">
                <text:p>аппроксимаци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6</svg:desc>
                </draw:g>
              </table:table-cell>
              <table:table-cell office:value-type="float" office:value="0.0028">
                <text:p>0.0028</text:p>
                <draw:g>
                  <svg:desc>Sheet1.B1:Sheet1.B6</svg:desc>
                </draw:g>
              </table:table-cell>
              <table:table-cell office:value-type="float" office:value="10">
                <text:p>10</text:p>
                <draw:g>
                  <svg:desc>Sheet1.D1:Sheet1.D61</svg:desc>
                </draw:g>
              </table:table-cell>
              <table:table-cell office:value-type="float" office:value="0.0028">
                <text:p>0.0028</text:p>
                <draw:g>
                  <svg:desc>Sheet1.E1:Sheet1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256">
                <text:p>0.00256</text:p>
              </table:table-cell>
              <table:table-cell office:value-type="float" office:value="20">
                <text:p>20</text:p>
              </table:table-cell>
              <table:table-cell office:value-type="float" office:value="0.00279510241331183">
                <text:p>0.00279510241331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248">
                <text:p>0.00248</text:p>
              </table:table-cell>
              <table:table-cell office:value-type="float" office:value="30">
                <text:p>30</text:p>
              </table:table-cell>
              <table:table-cell office:value-type="float" office:value="0.00278046099267009">
                <text:p>0.00278046099267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23">
                <text:p>0.0023</text:p>
              </table:table-cell>
              <table:table-cell office:value-type="float" office:value="40">
                <text:p>40</text:p>
              </table:table-cell>
              <table:table-cell office:value-type="float" office:value="0.00275622886043719">
                <text:p>0.00275622886043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021">
                <text:p>0.0021</text:p>
              </table:table-cell>
              <table:table-cell office:value-type="float" office:value="50">
                <text:p>50</text:p>
              </table:table-cell>
              <table:table-cell office:value-type="float" office:value="0.00272265825605946">
                <text:p>0.00272265825605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2">
                <text:p>0.002</text:p>
              </table:table-cell>
              <table:table-cell office:value-type="float" office:value="60">
                <text:p>60</text:p>
              </table:table-cell>
              <table:table-cell office:value-type="float" office:value="0.0026800961651638">
                <text:p>0.0026800961651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00262897834951856">
                <text:p>0.00262897834951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00256982192148549">
                <text:p>0.00256982192148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00250321663986717">
                <text:p>0.00250321663986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00242981513192015">
                <text:p>0.00242981513192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0.00235032226798764">
                <text:p>0.00235032226798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0.0022654839301607">
                <text:p>0.0022654839301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0.00217607542430504">
                <text:p>0.00217607542430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0.00208288978563826">
                <text:p>0.00208288978563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0.00198672622200457">
                <text:p>0.00198672622200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0.00188837892649141">
                <text:p>0.00188837892649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0.00178862647269382">
                <text:p>0.00178862647269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0.00168822198255993">
                <text:p>0.00168822198255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0.00158788422928395">
                <text:p>0.00158788422928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00148828980718738">
                <text:p>0.00148828980718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0.0013900664680323">
                <text:p>0.0013900664680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00129378768984054">
                <text:p>0.00129378768984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0.00119996851111522">
                <text:p>0.00119996851111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00110906263137139">
                <text:p>0.0011090626313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00102146074897562">
                <text:p>0.00102146074897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0.000937490080233766">
                <text:p>0.000937490080233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0.000857414980068834">
                <text:p>0.000857414980068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0.000781438564952704">
                <text:p>0.000781438564952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0.00070970522328587">
                <text:p>0.00070970522328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000642303887285826">
                <text:p>0.000642303887285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0.0005792719336182">
                <text:p>0.0005792719336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0.000520599577316257">
                <text:p>0.000520599577316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0.000466234624691902">
                <text:p>0.000466234624691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0.000416087455552026">
                <text:p>0.000416087455552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0.000370036112627876">
                <text:p>0.000370036112627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0.000327931386179568">
                <text:p>0.000327931386179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0.000289601793701709">
                <text:p>0.000289601793701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0.00025485836797273">
                <text:p>0.00025485836797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0.000223499180818642">
                <text:p>0.000223499180818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0.000195313544393007">
                <text:p>0.000195313544393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0.000170085846048628">
                <text:p>0.000170085846048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0.000147598986590856">
                <text:p>0.000147598986590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.000127637404522262">
                <text:p>0.000127637404522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0.000109989680548552">
                <text:p>0.000109989680548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0.0000944507269221603">
                <text:p>0.0000944507269221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0.0000808235750278543">
                <text:p>0.0000808235750278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0.0000689207819035043">
                <text:p>0.0000689207819035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0.0000585654821363941">
                <text:p>0.0000585654821363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0.0000495921158287553">
                <text:p>0.0000495921158287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0.0000418468661748711">
                <text:p>0.0000418468661748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0.0000351878417577415">
                <text:p>0.0000351878417577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0.0000294850391010141">
                <text:p>0.0000294850391010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0.0000246201204615452">
                <text:p>0.0000246201204615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0.0000204860404863949">
                <text:p>0.0000204860404863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0.0000169865533520662">
                <text:p>0.0000169865533520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0.0000140356295143146">
                <text:p>0.0000140356295143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0.0000115568083742095">
                <text:p>0.0000115568083742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0.00000948251014654888">
                <text:p>0.00000948251014654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0.00000775332711986425">
                <text:p>0.00000775332711986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0.00000631731142484533">
                <text:p>0.00000631731142484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0.0000051292734633823">
                <text:p>0.0000051292734633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